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66cm" fo:min-width="24.03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07cm" fo:min-width="25.7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9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4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14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6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514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903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8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="none" draw:fill-color="#ffffff"/>
      <style:text-properties style:font-name="Courier New"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Courier New" fo:font-size="14pt" style:font-size-asian="14pt" style:font-size-complex="14pt"/>
    </style:style>
    <style:style style:name="T9" style:family="text">
      <style:text-properties fo:color="#18a303" loext:opacity="100%"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Courier New" fo:font-size="14pt" fo:font-weight="normal" fo:background-color="#18a303" style:font-size-asian="14pt" style:font-weight-asian="normal" style:font-size-complex="14pt" style:font-weight-complex="normal"/>
    </style:style>
    <style:style style:name="T11" style:family="text">
      <style:text-properties fo:color="#18a303" loext:opacity="100%" style:font-name="Courier New" fo:font-size="14pt" fo:font-weight="normal" fo:background-color="#18a303" style:font-size-asian="14pt" style:font-weight-asian="normal" style:font-size-complex="14pt" style:font-weight-complex="normal"/>
    </style:style>
    <style:style style:name="T12" style:family="text">
      <style:text-properties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SCSS</text:span></text:p>
          </draw:text-box>
        </draw:frame>
        <draw:frame draw:style-name="gr1" draw:text-style-name="P3" draw:layer="layout" svg:width="24.556cm" svg:height="11.537cm" svg:x="1cm" svg:y="4cm">
          <draw:text-box>
            <text:p text:style-name="P1"><text:span text:style-name="T3">SCSS anstelle von CSS</text:span></text:p>
            <text:p text:style-name="P1"><text:span text:style-name="T4"/></text:p>
            <text:p text:style-name="P1"><text:span text:style-name="T3">Allgemeines: CSS ist die Web-Technolgie, die für das Design zuständig ist</text:span></text:p>
            <text:p text:style-name="P1"><text:span text:style-name="T3">Unterschied der Web-Technologien zu anderen Programmiersprachen: </text:span></text:p>
            <text:p text:style-name="P1"><text:span text:style-name="T3"><text:s text:c="4"/></text:span><text:span text:style-name="T3">Trennung zwischen Logik bzw. Content (JavaScript, html) und Design (CSS)</text:span></text:p>
            <text:p text:style-name="P1"><text:span text:style-name="T3"/></text:p>
            <text:p text:style-name="P1"><text:span text:style-name="T3">Wieso wurde CSS so gemacht, wie es ist</text:span></text:p>
            <text:p text:style-name="P1"><text:span text:style-name="T4">Es ist sinnvollerweise vorgesehen, den Content ( html ) vom Design ( css ) zu trennen. Da man</text:span></text:p>
            <text:p text:style-name="P1"><text:span text:style-name="T4">das Web Design als eine Tätigkeit für NICHT-Informatiker und eher für Künstler vorgesehen hat,</text:span></text:p>
            <text:p text:style-name="P1"><text:span text:style-name="T4">hat man eine einfache Implementierung von CSS vorgenommen.</text:span></text:p>
            <text:p text:style-name="P1"><text:span text:style-name="T4"/></text:p>
            <text:p text:style-name="P1"><text:span text:style-name="T3">Was ist der Nachteil von CSS</text:span></text:p>
            <text:p text:style-name="P1"><text:span text:style-name="T4">Nachteilig ist, dass es keine Variablen gibt. CSS kann leicht überfüllt und unübersichtlich werden</text:span></text:p>
            <text:p text:style-name="P1"><text:span text:style-name="T4"/></text:p>
            <text:p text:style-name="P1"><text:span text:style-name="T3">SCSS ( oder SASS )</text:span></text:p>
            <text:p text:style-name="P1"><text:span text:style-name="T4">ist ein Precompiler für CSS, der Variablen kennt und dem CSS eine Struktur gibt</text:span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 SCSS</text:span></text:p>
          </draw:text-box>
        </draw:frame>
        <draw:frame draw:style-name="gr3" draw:text-style-name="P3" draw:layer="layout" svg:width="26.241cm" svg:height="16.657cm" svg:x="1cm" svg:y="4cm">
          <draw:text-box>
            <text:p text:style-name="P1"><text:span text:style-name="T3">SCSS</text:span></text:p>
            <text:p text:style-name="P1"><text:span text:style-name="T4"/></text:p>
            <text:p text:style-name="P1"><text:span text:style-name="T3">Wie geht man bei SCSS vor?</text:span></text:p>
            <text:p text:style-name="P1"><text:span text:style-name="T3"/></text:p>
            <text:p text:style-name="P1"><text:span text:style-name="T5">Man erstellt für globale Variablen eine Datei, die mit einem _ ( underscore ) beginnt. Der underscore</text:span></text:p>
            <text:p text:style-name="P1"><text:span text:style-name="T5">erzwingt beim Precompiler, dass diese Datei nicht in eine css Datei compiliert wird, sondern nur</text:span></text:p>
            <text:p text:style-name="P1"><text:span text:style-name="T5">als import für andere scss Dateien verwendet wird. Beispiel</text:span></text:p>
            <text:p text:style-name="P1"><text:span text:style-name="T5"><text:s text:c="5"/></text:span></text:p>
            <text:p text:style-name="P1"><text:span text:style-name="T5"><text:s text:c="3"/></text:span><text:span text:style-name="T5">_constants.scss</text:span></text:p>
            <text:p text:style-name="P1"><text:span text:style-name="T4"/></text:p>
            <text:p text:style-name="P1"><text:span text:style-name="T4">diese enthält globale Variablen. Die globalen Variablen können alles mögliche sein,</text:span></text:p>
            <text:p text:style-name="P1"><text:span text:style-name="T4">wie z.B. Abmessungen, Farben, etc. sein.</text:span></text:p>
            <text:p text:style-name="P1"><text:span text:style-name="T4"/></text:p>
            <text:p text:style-name="P1"><text:span text:style-name="T4">Sinnvoll sind z.B. die Variablen für die Media Switches in CSS, d.h. die Bildschirmgrößen bei der sich</text:span></text:p>
            <text:p text:style-name="P1"><text:span text:style-name="T4">das <text:s/></text:span><text:span text:style-name="T3">Responsive Design</text:span><text:span text:style-name="T4"> ändert</text:span></text:p>
            <text:p text:style-name="P1"><text:span text:style-name="T4"/></text:p>
            <text:p text:style-name="P1"><text:span text:style-name="T4">z.B. für Desktop, Tablet und Phone</text:span></text:p>
            <text:p text:style-name="P1"><text:span text:style-name="T4"/></text:p>
            <text:p text:style-name="P1"><text:span text:style-name="T4">$GlobalDeskopSize: 1024px;</text:span></text:p>
            <text:p text:style-name="P1"><text:span text:style-name="T4">$GlobalTabletSize: 840px;</text:span></text:p>
            <text:p text:style-name="P1"><text:span text:style-name="T4">$GlobalPhoneSize: 480px;</text:span></text:p>
            <text:p text:style-name="P1"><text:span text:style-name="T4"/></text:p>
            <text:p text:style-name="P1"><text:span text:style-name="T4">Variablen beginnen alle mit dem </text:span><text:span text:style-name="T3">$ Zeichen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 SCSS</text:span></text:p>
          </draw:text-box>
        </draw:frame>
        <draw:frame draw:style-name="gr4" draw:text-style-name="P5" draw:layer="layout" svg:width="24.044cm" svg:height="5.267cm" svg:x="1cm" svg:y="4cm">
          <draw:text-box>
            <text:p text:style-name="P1"><text:span text:style-name="T3">SCSS</text:span></text:p>
            <text:p text:style-name="P1"><text:span text:style-name="T4"/></text:p>
            <text:p text:style-name="P1"><text:span text:style-name="T3">Wie geht man bei SCSS vor?</text:span></text:p>
            <text:p text:style-name="P1"><text:span text:style-name="T3"/></text:p>
            <text:p text:style-name="P1"><text:span text:style-name="T5">Zu jeder Page innerhalb der Anwendung gibt es eine eigene SCSS Datei, </text:span></text:p>
            <text:p text:style-name="P1"><text:span text:style-name="T5">z.B. page-login.scss</text:span></text:p>
            <text:p text:style-name="P1"><text:span text:style-name="T5"><text:s text:c="5"/></text:span></text:p>
            <text:p text:style-name="P1"><text:span text:style-name="T3">Gegenüberstellung von SCSS und CSS:</text:span></text:p>
          </draw:text-box>
        </draw:frame>
        <draw:frame draw:style-name="gr5" draw:text-style-name="P6" draw:layer="layout" svg:width="13.4cm" svg:height="12.142cm" svg:x="1cm" svg:y="9.458cm">
          <draw:text-box>
            <text:p><text:span text:style-name="T6">SCSS</text:span></text:p>
            <text:p><text:span text:style-name="T7"/></text:p>
            <text:p><text:span text:style-name="T7">@import '../_constants'; <text:s/></text:span></text:p>
            <text:p><text:span text:style-name="T8"/></text:p>
            <text:p><text:span text:style-name="T8">$PageLoginBkgColor: white;</text:span></text:p>
            <text:p><text:span text:style-name="T8"/></text:p>
            <text:p><text:span text:style-name="T8">#page-login{</text:span></text:p>
            <text:p><text:span text:style-name="T8"><text:s text:c="3"/></text:span><text:span text:style-name="T8">background-color: $PageLoginBkgColor;</text:span></text:p>
            <text:p><text:span text:style-name="T8"><text:s text:c="3"/></text:span><text:span text:style-name="T8">color: black;</text:span></text:p>
            <text:p><text:span text:style-name="T8"/></text:p>
            <text:p><text:span text:style-name="T8"><text:s text:c="3"/></text:span><text:span text:style-name="T8">&amp;-app-bar{</text:span></text:p>
            <text:p><text:span text:style-name="T8"><text:s text:c="5"/></text:span><text:span text:style-name="T8">background-color: darkblue;</text:span></text:p>
            <text:p><text:span text:style-name="T8"><text:s text:c="5"/></text:span><text:span text:style-name="T8">color: white;</text:span></text:p>
            <text:p><text:span text:style-name="T8"><text:s text:c="5"/></text:span><text:span text:style-name="T8">display: flex;</text:span></text:p>
            <text:p><text:span text:style-name="T8"><text:s text:c="5"/></text:span><text:span text:style-name="T8">align-items: center;</text:span></text:p>
            <text:p><text:span text:style-name="T8"><text:s text:c="3"/></text:span><text:span text:style-name="T8">}</text:span></text:p>
            <text:p><text:span text:style-name="T8"><text:s text:c="3"/></text:span><text:span text:style-name="T8">.title{</text:span></text:p>
            <text:p><text:span text:style-name="T8"><text:s text:c="6"/></text:span><text:span text:style-name="T8">margin-left: 20px;</text:span></text:p>
            <text:p><text:span text:style-name="T8"><text:s text:c="3"/></text:span><text:span text:style-name="T8">}</text:span></text:p>
            <text:p><text:span text:style-name="T8">}</text:span></text:p>
          </draw:text-box>
        </draw:frame>
        <draw:frame draw:style-name="gr6" draw:text-style-name="P6" draw:layer="layout" svg:width="10.8cm" svg:height="9.899cm" svg:x="15.4cm" svg:y="8.8cm">
          <draw:text-box>
            <text:p><text:span text:style-name="T6">CSS</text:span></text:p>
            <text:p><text:span text:style-name="T6"/></text:p>
            <text:p><text:span text:style-name="T8">#page-login{</text:span></text:p>
            <text:p><text:span text:style-name="T8"><text:s text:c="3"/></text:span><text:span text:style-name="T8">background-color: white;</text:span></text:p>
            <text:p><text:span text:style-name="T8"><text:s text:c="3"/></text:span><text:span text:style-name="T8">color: black;</text:span></text:p>
            <text:p><text:span text:style-name="T8">}</text:span></text:p>
            <text:p><text:span text:style-name="T8">#page-login-app-bar{</text:span></text:p>
            <text:p><text:span text:style-name="T8"><text:s text:c="3"/></text:span><text:span text:style-name="T8">background-color: darkblue;</text:span></text:p>
            <text:p><text:span text:style-name="T8"><text:s text:c="3"/></text:span><text:span text:style-name="T8">color: white;</text:span></text:p>
            <text:p><text:span text:style-name="T8"><text:s text:c="3"/></text:span><text:span text:style-name="T8">display: flex;</text:span></text:p>
            <text:p><text:span text:style-name="T8"><text:s text:c="3"/></text:span><text:span text:style-name="T8">align-items: center;</text:span></text:p>
            <text:p><text:span text:style-name="T8">}</text:span></text:p>
            <text:p><text:span text:style-name="T8">#page-login .title{</text:span></text:p>
            <text:p><text:span text:style-name="T8"><text:s text:c="3"/></text:span><text:span text:style-name="T8">margin-left: 20px;</text:span></text:p>
            <text:p><text:span text:style-name="T8">}</text:span></text:p>
            <text:p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 SCSS</text:span></text:p>
          </draw:text-box>
        </draw:frame>
        <draw:frame draw:style-name="gr4" draw:text-style-name="P5" draw:layer="layout" svg:width="24.044cm" svg:height="16.553cm" svg:x="1cm" svg:y="4cm">
          <draw:text-box>
            <text:p text:style-name="P1"><text:span text:style-name="T3">SCSS</text:span></text:p>
            <text:p text:style-name="P1"><text:span text:style-name="T4"/></text:p>
            <text:p text:style-name="P1"><text:span text:style-name="T3">Was ist wichtig? Modularisierung und Namensgebung ( eigene Vorgabe, Empfohlen )</text:span></text:p>
            <text:p text:style-name="P1"><text:span text:style-name="T3"/></text:p>
            <text:p text:style-name="P1"><text:span text:style-name="T5">(1) Modularisierung des Projekts: Aufteilung des Projekts in sog. Pages</text:span></text:p>
            <text:p text:style-name="P1"><text:span text:style-name="T5">( page-login, page-dashboard, page-settings, … )</text:span></text:p>
            <text:p text:style-name="P1"><text:span text:style-name="T5">Eine page steht für eine Seite</text:span></text:p>
            <text:p text:style-name="P1"><text:span text:style-name="T5"/></text:p>
            <text:p text:style-name="P1"><text:span text:style-name="T5">(2) Für Jedes Modul, d.h. für jede Page gibt es eine scss Datei mit dem Namen page-login.scss und der Struktur (hierarchisch)</text:span></text:p>
            <text:p text:style-name="P1"><text:span text:style-name="T5"/></text:p>
            <text:p text:style-name="P1"><text:span text:style-name="T5">// Globale Variablen</text:span></text:p>
            <text:p text:style-name="P1"><text:span text:style-name="T5">@import '../constants';</text:span></text:p>
            <text:p text:style-name="P1"><text:span text:style-name="T5"/></text:p>
            <text:p text:style-name="P1"><text:span text:style-name="T5">// Lokale Variablen ( gültig nur für die Seite)</text:span></text:p>
            <text:p text:style-name="P1"><text:span text:style-name="T5">$PageLoginBackgroundColor: white;</text:span></text:p>
            <text:p text:style-name="P1"><text:span text:style-name="T5"/></text:p>
            <text:p text:style-name="P1"><text:span text:style-name="T5">#page-login {</text:span></text:p>
            <text:p text:style-name="P1"><text:span text:style-name="T5"/></text:p>
            <text:p text:style-name="P1"><text:span text:style-name="T5">}</text:span></text:p>
            <text:p text:style-name="P1"><text:span text:style-name="T5"/></text:p>
            <text:p text:style-name="P1"><text:span text:style-name="T5">(3) Die id’s der Seite und der Elemente werden in lowercase und Trennzeichen ‚-‘ geschrieben</text:span></text:p>
            <text:p text:style-name="P1"><text:span text:style-name="T5"><text:s text:c="5"/></text:span><text:span text:style-name="T5">z.B. page-login, page-login-form1-next-button</text:span></text:p>
            <text:p text:style-name="P1"><text:span text:style-name="T5"/></text:p>
            <text:p text:style-name="P1"><text:span text:style-name="T5">(4) Variablen werden im CamelCase, z.B. PageLoginBackgroundColor geschrieben</text:span></text:p>
            <text:p text:style-name="P1"><text:span text:style-name="T5"><text:s text:c="5"/></text:span><text:span text:style-name="T5">manchmal möchte man mathematische Formeln nutzen im CSS, dann ist das - hinderlich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 SCSS</text:span></text:p>
          </draw:text-box>
        </draw:frame>
        <draw:frame draw:style-name="gr7" draw:text-style-name="P5" draw:layer="layout" svg:width="11.044cm" svg:height="15.395cm" svg:x="13.756cm" svg:y="4cm">
          <draw:text-box>
            <text:p text:style-name="P1"><text:span text:style-name="T3">SCSS Eigenschaften</text:span></text:p>
            <text:p text:style-name="P1"><text:span text:style-name="T4"/></text:p>
            <text:p text:style-name="P1"><text:span text:style-name="T5">Import von Variablen aus einer externen SCSS Datei</text:span></text:p>
            <text:p text:style-name="P1"><text:span text:style-name="T5"/></text:p>
            <text:p text:style-name="P1"><text:span text:style-name="T5">Der _ zu Beginn der Datei erzwingt, dass der Precompiler eine solche Datei</text:span></text:p>
            <text:p text:style-name="P1"><text:span text:style-name="T5">nicht compiliert</text:span></text:p>
            <text:p text:style-name="P1"><text:span text:style-name="T5"/></text:p>
            <text:p text:style-name="P1"><text:span text:style-name="T5">Variablen beginnen mit $</text:span></text:p>
            <text:p text:style-name="P1"><text:span text:style-name="T5"/></text:p>
            <text:p text:style-name="P1"><text:span text:style-name="T5">Baumstruktur in SCSS</text:span></text:p>
            <text:p text:style-name="P1"><text:span text:style-name="T5"/></text:p>
            <text:p text:style-name="P1"><text:span text:style-name="T5">Das &amp; ist ein Platzhalter für #page-main</text:span></text:p>
            <text:p text:style-name="P1"><text:span text:style-name="T5"/></text:p>
            <text:p text:style-name="P1"><text:span text:style-name="T5">Kommentare:</text:span></text:p>
            <text:p text:style-name="P1"><text:span text:style-name="T5">Kommentare mit /* … */ werden in das CSS übernommen</text:span></text:p>
            <text:p text:style-name="P1"><text:span text:style-name="T5">Kommentare mit // sind in SCSS erlaubt, werden aber nicht nach CSS übernommen, wo sie auch nicht erlaubt sind</text:span></text:p>
            <text:p text:style-name="P1"><text:span text:style-name="T5"/></text:p>
            <text:p text:style-name="P1"><text:span text:style-name="T5"/></text:p>
          </draw:text-box>
        </draw:frame>
        <draw:frame draw:style-name="gr8" draw:text-style-name="P6" draw:layer="layout" svg:width="12.059cm" svg:height="16.513cm" svg:x="1.4cm" svg:y="4cm">
          <draw:text-box>
            <text:p><text:span text:style-name="T6">SCSS</text:span></text:p>
            <text:p><text:span text:style-name="T7"/></text:p>
            <text:p><text:span text:style-name="T7">// Import globale Variablen</text:span></text:p>
            <text:p><text:span text:style-name="T7">@import '../_constants'; <text:s/></text:span></text:p>
            <text:p><text:span text:style-name="T8"/></text:p>
            <text:p><text:span text:style-name="T8">$PageMainBkgColor: white;</text:span></text:p>
            <text:p><text:span text:style-name="T8"/></text:p>
            <text:p><text:span text:style-name="T8">/* Hauptseite page-main */</text:span></text:p>
            <text:p><text:span text:style-name="T8">#page-main{</text:span></text:p>
            <text:p><text:span text:style-name="T8"><text:s text:c="3"/></text:span><text:span text:style-name="T8">background-color: $PageMainBkgColor;</text:span></text:p>
            <text:p><text:span text:style-name="T8"><text:s text:c="3"/></text:span><text:span text:style-name="T8">color: black;</text:span></text:p>
            <text:p><text:span text:style-name="T8"/></text:p>
            <text:p><text:span text:style-name="T8"><text:s text:c="3"/></text:span><text:span text:style-name="T8">&amp;-app-bar{</text:span></text:p>
            <text:p><text:span text:style-name="T8"><text:s text:c="5"/></text:span><text:span text:style-name="T8">background-color: darkblue;</text:span></text:p>
            <text:p><text:span text:style-name="T8"><text:s text:c="5"/></text:span><text:span text:style-name="T8">color: white;</text:span></text:p>
            <text:p><text:span text:style-name="T8"><text:s text:c="5"/></text:span><text:span text:style-name="T8">display: flex;</text:span></text:p>
            <text:p><text:span text:style-name="T8"><text:s text:c="5"/></text:span><text:span text:style-name="T8">align-items: center;</text:span></text:p>
            <text:p><text:span text:style-name="T8"><text:s text:c="3"/></text:span><text:span text:style-name="T8">}</text:span></text:p>
            <text:p><text:span text:style-name="T8"><text:s text:c="3"/></text:span><text:span text:style-name="T8">.title{</text:span></text:p>
            <text:p><text:span text:style-name="T8"><text:s text:c="6"/></text:span><text:span text:style-name="T8">margin-left: 20px;</text:span></text:p>
            <text:p><text:span text:style-name="T8"><text:s text:c="3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 SCSS </text:span></text:p>
          </draw:text-box>
        </draw:frame>
        <draw:frame draw:style-name="gr9" draw:text-style-name="P5" draw:layer="layout" svg:width="22.6cm" svg:height="15.299cm" svg:x="1.4cm" svg:y="4.2cm">
          <draw:text-box>
            <text:p text:style-name="P1"><text:span text:style-name="T3">SCSS Precompiler</text:span></text:p>
            <text:p text:style-name="P1"><text:span text:style-name="T4"/></text:p>
            <text:p text:style-name="P1"><text:span text:style-name="T5">Häufig lässt sich ein Precompiler als Plugin zu einer Entwicklungsumgebung hinzufügen</text:span></text:p>
            <text:p text:style-name="P1"><text:span text:style-name="T5">( Beispiel VSC Visual Studio Code besitzt ein Plugin </text:span><text:span text:style-name="T3">Live Sass Compiler</text:span><text:span text:style-name="T5"> )</text:span></text:p>
            <text:p text:style-name="P1"><text:span text:style-name="T5"/></text:p>
            <text:p text:style-name="P1"><text:span text:style-name="T5"/></text:p>
            <text:p text:style-name="P1"><text:span text:style-name="T3">Wichtig für einen SCSS Precompiler</text:span></text:p>
            <text:p text:style-name="P1"><text:span text:style-name="T3"/></text:p>
            <text:p text:style-name="P1"><text:span text:style-name="T5">Was sehr nützlich ist sind die sog. </text:span><text:span text:style-name="T3">Vendor Prefixes</text:span><text:span text:style-name="T5">, die ein SCSS Precompiler automatisch hinzufügt ( das machen nicht alle SCSS Precompiler )</text:span></text:p>
            <text:p text:style-name="P1"><text:span text:style-name="T5"/></text:p>
            <text:p text:style-name="P1"><text:span text:style-name="T5">z.B.</text:span></text:p>
            <text:p text:style-name="P1"><text:span text:style-name="T5"/></text:p>
            <text:p text:style-name="P1"><text:span text:style-name="T5">display: flex;</text:span></text:p>
            <text:p text:style-name="P1"><text:span text:style-name="T5"/></text:p>
            <text:p text:style-name="P1"><text:span text:style-name="T5">wird dann im SCSS Precompiler ersetzt durch</text:span></text:p>
            <text:p text:style-name="P1"><text:span text:style-name="T5"/></text:p>
            <text:p text:style-name="P1"><text:span text:style-name="T5">display: -webkit-flex;</text:span></text:p>
            <text:p text:style-name="P1"><text:span text:style-name="T5">display: -ms-flexbox;</text:span></text:p>
            <text:p text:style-name="P1"><text:span text:style-name="T5">display: flex;</text:span></text:p>
            <text:p text:style-name="P1"><text:span text:style-name="T5"/></text:p>
            <text:p text:style-name="P1"><text:span text:style-name="T5">Das ist auch wichtig für Browser-Kompatibilitäten bzgl. CSS</text:span></text:p>
            <text:p text:style-name="P1"><text:span text:style-name="T5"/></text:p>
            <text:p text:style-name="P1"><text:span text:style-name="T3">Tip: Nutzen Sie den SCSS Precompiler Koala ( Übung 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 SCSS </text:span></text:p>
          </draw:text-box>
        </draw:frame>
        <draw:frame draw:style-name="gr9" draw:text-style-name="P5" draw:layer="layout" svg:width="26.4cm" svg:height="14.764cm" svg:x="1.4cm" svg:y="4.2cm">
          <draw:text-box>
            <text:p text:style-name="P1"><text:span text:style-name="T3">Vendor Prefixes. </text:span><text:span text:style-name="T5">Unheimlich lästige Sache – Browser speziell ( Firefox, Chrome, Safari )</text:span></text:p>
            <text:p text:style-name="P1"><text:span text:style-name="T5">( Vendor steht für Lieferant, man meint damit den Browser-Hersteller )</text:span></text:p>
            <text:p text:style-name="P1"><text:span text:style-name="T5"/></text:p>
            <text:p text:style-name="P1"><text:span text:style-name="T3">Beispiel für einen Vendor Prefix ist: display flex;</text:span></text:p>
            <text:p text:style-name="P1"><text:span text:style-name="T3"/></text:p>
            <text:p text:style-name="P1"><text:span text:style-name="T3">flex</text:span><text:span text:style-name="T5"> ist eine </text:span><text:span text:style-name="T3">sehr nützliche</text:span><text:span text:style-name="T5"> display Eigenschaft für das </text:span><text:span text:style-name="T3">resonsive Design</text:span></text:p>
            <text:p text:style-name="P1"><text:span text:style-name="T3"/></text:p>
            <text:p text:style-name="P1"><text:span text:style-name="T3">in SCSS schreibt man nur wie man es normal gewohnt ist</text:span></text:p>
            <text:p text:style-name="P1"><text:span text:style-name="T3"/></text:p>
            <text:p text:style-name="P1"><text:span text:style-name="T5">#page-login-app-bar {</text:span></text:p>
            <text:p text:style-name="P1"><text:span text:style-name="T5"><text:s text:c="4"/></text:span><text:span text:style-name="T5">display: flex;</text:span></text:p>
            <text:p text:style-name="P1"><text:span text:style-name="T5">}</text:span></text:p>
            <text:p text:style-name="P1"><text:span text:style-name="T5"/></text:p>
            <text:p text:style-name="P1"><text:span text:style-name="T5"/></text:p>
            <text:p text:style-name="P1"><text:span text:style-name="T5">Der SCSS Kompiler macht dann daraus automatisch die richtigen vendor prefixes, d.h.</text:span></text:p>
            <text:p text:style-name="P1"><text:span text:style-name="T5"/></text:p>
            <text:p text:style-name="P1"><text:span text:style-name="T5">#page-login-app-bar {</text:span></text:p>
            <text:p text:style-name="P1"><text:span text:style-name="T5"><text:s text:c="2"/></text:span><text:span text:style-name="T5">display: -webkit-box;</text:span></text:p>
            <text:p text:style-name="P1"><text:span text:style-name="T5"><text:s text:c="2"/></text:span><text:span text:style-name="T5">display: -ms-flexbox;</text:span></text:p>
            <text:p text:style-name="P1"><text:span text:style-name="T5"><text:s text:c="2"/></text:span><text:span text:style-name="T5">display: flex;</text:span></text:p>
            <text:p text:style-name="P1"><text:span text:style-name="T5">}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 SCSS </text:span></text:p>
          </draw:text-box>
        </draw:frame>
        <draw:frame draw:style-name="gr10" draw:text-style-name="P5" draw:layer="layout" svg:width="25.4cm" svg:height="16.153cm" svg:x="1.4cm" svg:y="4.2cm">
          <draw:text-box>
            <text:p text:style-name="P1"><text:span text:style-name="T3">SCSS Mathematische Operationen</text:span></text:p>
            <text:p text:style-name="P1"><text:span text:style-name="T5"/></text:p>
            <text:p text:style-name="P1"><text:span text:style-name="T3">SCSS (aber auch CSS) kennt auch mathematische Operationen</text:span></text:p>
            <text:p text:style-name="P1"><text:span text:style-name="T3"/></text:p>
            <text:p text:style-name="P1"><text:span text:style-name="T5">Dabei sollte man beachten, dass man zwischen den Operationen ein </text:span><text:span text:style-name="T9">Leerzeichen</text:span><text:span text:style-name="T5"> setzt</text:span></text:p>
            <text:p text:style-name="P1"><text:span text:style-name="T5">Der Grund dafür ist, dass die CSS id‘s und classes auch das – (Minus) Zeichen beinhalten können.</text:span></text:p>
            <text:p text:style-name="P1"><text:span text:style-name="T5"/></text:p>
            <text:p text:style-name="P1"><text:span text:style-name="T7">$GlobalDeskopSize: 1024px;</text:span></text:p>
            <text:p text:style-name="P1"><text:span text:style-name="T8">$GlobalTabletSize: 840px;</text:span></text:p>
            <text:p text:style-name="P1"><text:span text:style-name="T8">$GlobalPhoneSize: 480px;</text:span></text:p>
            <text:p text:style-name="P1"><text:span text:style-name="T8">// Screen Size &gt;= Tablet</text:span></text:p>
            <text:p text:style-name="P1"><text:span text:style-name="T7">@media (min-width: $GlobalTabletSize) {</text:span></text:p>
            <text:p text:style-name="P1"><text:span text:style-name="T7"><text:s text:c="4"/></text:span><text:span text:style-name="T7">#page-main{</text:span></text:p>
            <text:p text:style-name="P1"><text:span text:style-name="T7"><text:s text:c="4"/></text:span><text:span text:style-name="T7">}</text:span></text:p>
            <text:p text:style-name="P1"><text:span text:style-name="T7">}</text:span></text:p>
            <text:p text:style-name="P1"><text:span text:style-name="T7">// Screen Size &gt;= Phone und &lt; Tablet</text:span></text:p>
            <text:p text:style-name="P1"><text:span text:style-name="T7">@media (min-width: $GlobalPhoneSize) and (max-width: ($GlobalTabletSize</text:span><text:span text:style-name="T10"> </text:span><text:span text:style-name="T7">-</text:span><text:span text:style-name="T11"> </text:span><text:span text:style-name="T7">1)) {</text:span></text:p>
            <text:p text:style-name="P1"><text:span text:style-name="T7"><text:s text:c="4"/></text:span><text:span text:style-name="T7">#page-main{</text:span></text:p>
            <text:p text:style-name="P1"><text:span text:style-name="T7"><text:s text:c="4"/></text:span><text:span text:style-name="T7">}</text:span></text:p>
            <text:p text:style-name="P1"><text:span text:style-name="T7">}</text:span></text:p>
            <text:p text:style-name="P1"><text:span text:style-name="T7">// Screen Size &lt; Phone</text:span></text:p>
            <text:p text:style-name="P1"><text:span text:style-name="T8">@media (max-width: ($GlobalPhoneSize - 1)) {</text:span></text:p>
            <text:p text:style-name="P1"><text:span text:style-name="T7"><text:s text:c="4"/></text:span><text:span text:style-name="T7">#page-main{</text:span></text:p>
            <text:p text:style-name="P1"><text:span text:style-name="T7"><text:s text:c="4"/></text:span><text:span text:style-name="T7">}</text:span></text:p>
            <text:p text:style-name="P1"><text:span text:style-name="T7">}</text:span></text:p>
            <text:p text:style-name="P1"><text:span text:style-name="T12"/></text:p>
            <text:p text:style-name="P1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color="#3465a4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Arial Unicode MS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textarea-vertical-align="middle" draw:auto-grow-height="false" fo:min-height="2.8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8cm" svg:x="1.4cm" svg:y="0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7.799cm" svg:height="1.448cm" svg:x="18.8cm" svg:y="19.131cm" presentation:class="page-number">
        <draw:text-box>
          <text:p text:style-name="MP3"><text:span text:style-name="MT1"/></text:p>
          <text:p text:style-name="MP3"><text:span text:style-name="MT2">Klaus Ruhland</text:span></text:p>
          <text:p text:style-name="MP3"><text:span text:style-name="MT2">Hochschule Zittau/Görlitz Informatik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3-19T10:29:44.263661397</meta:creation-date>
    <dc:date>2021-04-14T08:57:03.743832409</dc:date>
    <meta:editing-duration>PT2H9M45S</meta:editing-duration>
    <meta:editing-cycles>18</meta:editing-cycles>
    <meta:generator>LibreOffice/7.0.4.2$MacOSX_X86_64 LibreOffice_project/dcf040e67528d9187c66b2379df5ea4407429775</meta:generator>
    <meta:document-statistic meta:object-count="57"/>
  </office:meta>
</office:document-meta>
</file>